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width="0.051cm" svg:stroke-color="#c5000b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794cm"/>
    </style:style>
    <style:style style:name="gr6" style:family="graphic" style:parent-style-name="standard">
      <style:graphic-properties svg:stroke-width="0.051cm" svg:stroke-color="#c5000b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c5000b"/>
    </style:style>
    <style:style style:name="P4" style:family="paragraph">
      <style:paragraph-properties fo:text-align="center"/>
      <style:text-properties fo:color="#c5000b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text-properties fo:color="#c5000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5000b" fo:font-size="18pt" style:font-size-asian="18pt" style:font-size-complex="18pt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78cm" svg:y1="8.62cm" svg:x2="4.556cm" svg:y2="6.969cm">
          <text:p text:style-name="P1"><text:span text:style-name="T1">0.5</text:span></text:p>
          <text:p text:style-name="P1"><text:span text:style-name="T1"/></text:p>
        </draw:line>
        <draw:line draw:style-name="gr1" draw:text-style-name="P1" draw:layer="layout" svg:x1="2.778cm" svg:y1="8.62cm" svg:x2="4.683cm" svg:y2="10.271cm">
          <text:p text:style-name="P1"><text:span text:style-name="T1"/></text:p>
          <text:p text:style-name="P1"><text:span text:style-name="T1">0.5</text:span></text:p>
        </draw:line>
        <draw:frame draw:style-name="gr2" draw:text-style-name="P2" draw:layer="layout" svg:width="2.286cm" svg:height="0.962cm" svg:x="4.683cm" svg:y="6.207cm">
          <draw:text-box>
            <text:p text:style-name="P2"><text:span text:style-name="T1">pile</text:span></text:p>
          </draw:text-box>
        </draw:frame>
        <draw:frame draw:style-name="gr3" draw:text-style-name="P2" draw:layer="layout" svg:width="1.905cm" svg:height="0.962cm" svg:x="4.81cm" svg:y="9.763cm">
          <draw:text-box>
            <text:p text:style-name="P2"><text:span text:style-name="T1">face</text:span></text:p>
          </draw:text-box>
        </draw:frame>
        <draw:custom-shape draw:style-name="gr4" draw:text-style-name="P3" draw:layer="layout" svg:width="1.015cm" svg:height="5.877cm" draw:transform="rotate (-0.785398163397448) translate (6.286cm 3.111cm)">
          <text:p/>
          <draw:enhanced-geometry svg:viewBox="0 0 21600 21600" draw:glue-points="0 0 0 21600 21600 10800" draw:text-areas="0 ?f9 7800 ?f10" draw:mirror-vertical="true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159cm" svg:height="3.806cm" svg:x="11.541cm" svg:y="7.1cm">
          <draw:text-box>
            <text:p text:style-name="P4"><text:span text:style-name="T2">0.25</text:span></text:p>
            <text:p text:style-name="P4"><text:span text:style-name="T2">+</text:span></text:p>
            <text:p text:style-name="P4"><text:span text:style-name="T2">0.25</text:span><text:span text:style-name="T2"><text:line-break/></text:span><text:span text:style-name="T2">=</text:span></text:p>
            <text:p text:style-name="P4"><text:span text:style-name="T2">0.5</text:span></text:p>
          </draw:text-box>
        </draw:frame>
        <draw:line draw:style-name="gr1" draw:text-style-name="P1" draw:layer="layout" svg:x1="6.08cm" svg:y1="5.699cm" svg:x2="7.858cm" svg:y2="4.048cm">
          <text:p text:style-name="P1"><text:span text:style-name="T1">0.5</text:span></text:p>
          <text:p text:style-name="P1"><text:span text:style-name="T1"/></text:p>
        </draw:line>
        <draw:line draw:style-name="gr1" draw:text-style-name="P1" draw:layer="layout" svg:x1="6.08cm" svg:y1="5.699cm" svg:x2="7.985cm" svg:y2="7.35cm">
          <text:p text:style-name="P1"><text:span text:style-name="T1"/></text:p>
          <text:p text:style-name="P1"><text:span text:style-name="T1">0.5</text:span></text:p>
        </draw:line>
        <draw:frame draw:style-name="gr2" draw:text-style-name="P2" draw:layer="layout" svg:width="2.286cm" svg:height="0.962cm" svg:x="7.985cm" svg:y="3.286cm">
          <draw:text-box>
            <text:p text:style-name="P2"><text:span text:style-name="T1">pile</text:span></text:p>
          </draw:text-box>
        </draw:frame>
        <draw:frame draw:style-name="gr3" draw:text-style-name="P2" draw:layer="layout" svg:width="1.905cm" svg:height="0.962cm" svg:x="8.112cm" svg:y="6.842cm">
          <draw:text-box>
            <text:p text:style-name="P2"><text:span text:style-name="T1">face</text:span></text:p>
          </draw:text-box>
        </draw:frame>
        <draw:line draw:style-name="gr1" draw:text-style-name="P1" draw:layer="layout" svg:x1="6.207cm" svg:y1="11.087cm" svg:x2="7.985cm" svg:y2="9.436cm">
          <text:p text:style-name="P1"><text:span text:style-name="T1">0.5</text:span></text:p>
          <text:p text:style-name="P1"><text:span text:style-name="T1"/></text:p>
        </draw:line>
        <draw:line draw:style-name="gr1" draw:text-style-name="P1" draw:layer="layout" svg:x1="6.207cm" svg:y1="11.087cm" svg:x2="8.112cm" svg:y2="12.738cm">
          <text:p text:style-name="P1"><text:span text:style-name="T1"/></text:p>
          <text:p text:style-name="P1"><text:span text:style-name="T1">0.5</text:span></text:p>
        </draw:line>
        <draw:frame draw:style-name="gr2" draw:text-style-name="P2" draw:layer="layout" svg:width="2.286cm" svg:height="0.962cm" svg:x="8.112cm" svg:y="8.674cm">
          <draw:text-box>
            <text:p text:style-name="P2"><text:span text:style-name="T1">pile</text:span></text:p>
          </draw:text-box>
        </draw:frame>
        <draw:frame draw:style-name="gr3" draw:text-style-name="P2" draw:layer="layout" svg:width="1.905cm" svg:height="0.962cm" svg:x="8.239cm" svg:y="12.23cm">
          <draw:text-box>
            <text:p text:style-name="P2"><text:span text:style-name="T1">face</text:span></text:p>
          </draw:text-box>
        </draw:frame>
        <draw:custom-shape draw:style-name="gr6" draw:text-style-name="P5" draw:layer="layout" svg:width="1.27cm" svg:height="9.779cm" svg:x="9.636cm" svg:y="3.4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6" draw:layer="layout" svg:width="4.828cm" svg:height="0.962cm" draw:transform="rotate (0.785398163397448) translate (1.732cm 6.446cm)">
          <draw:text-box>
            <text:p><text:span text:style-name="T3">0.5 * 0.5 = 0.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8T06:16:44</meta:creation-date>
    <dc:date>2012-09-28T07:13:27</dc:date>
    <meta:editing-duration>PT53M5S</meta:editing-duration>
    <meta:editing-cycles>5</meta:editing-cycles>
    <meta:generator>LibreOffice/3.6$MacOSX_x86 LibreOffice_project/932b512-69e3009-7a10e5c-fc86223-a55908</meta:generator>
    <meta:document-statistic meta:object-count="16"/>
  </office:meta>
</office:document-meta>
</file>